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1dedf" officeooo:paragraph-rsid="0021dedf"/>
    </style:style>
    <style:style style:name="P2" style:family="paragraph" style:parent-style-name="Text_20_body">
      <style:text-properties officeooo:rsid="0023a18a" officeooo:paragraph-rsid="0023a18a"/>
    </style:style>
    <style:style style:name="P3" style:family="paragraph" style:parent-style-name="Text_20_body">
      <style:text-properties officeooo:rsid="00241329" officeooo:paragraph-rsid="00241329"/>
    </style:style>
    <style:style style:name="P4" style:family="paragraph" style:parent-style-name="Text_20_body">
      <style:text-properties officeooo:rsid="0025cb19" officeooo:paragraph-rsid="0025cb19"/>
    </style:style>
    <style:style style:name="P5" style:family="paragraph" style:parent-style-name="Text_20_body">
      <style:text-properties officeooo:rsid="00286172" officeooo:paragraph-rsid="00286172"/>
    </style:style>
    <style:style style:name="P6" style:family="paragraph" style:parent-style-name="Text_20_body">
      <style:text-properties officeooo:rsid="002a1c2f" officeooo:paragraph-rsid="002a1c2f"/>
    </style:style>
    <style:style style:name="P7" style:family="paragraph" style:parent-style-name="Text_20_body">
      <style:text-properties officeooo:rsid="002a1c2f" officeooo:paragraph-rsid="002b65bf"/>
    </style:style>
    <style:style style:name="P8" style:family="paragraph" style:parent-style-name="Text_20_body">
      <style:text-properties officeooo:rsid="002b65bf" officeooo:paragraph-rsid="002b65bf"/>
    </style:style>
    <style:style style:name="P9" style:family="paragraph" style:parent-style-name="Text_20_body">
      <style:text-properties officeooo:rsid="002b72ed" officeooo:paragraph-rsid="002b72ed"/>
    </style:style>
    <style:style style:name="P10" style:family="paragraph" style:parent-style-name="Text_20_body">
      <style:text-properties officeooo:rsid="002cfbfc" officeooo:paragraph-rsid="002cfbfc"/>
    </style:style>
    <style:style style:name="P11" style:family="paragraph" style:parent-style-name="Text_20_body">
      <style:text-properties officeooo:rsid="002e52a2" officeooo:paragraph-rsid="002e52a2"/>
    </style:style>
    <style:style style:name="P12" style:family="paragraph" style:parent-style-name="Text_20_body">
      <style:text-properties officeooo:rsid="002e52a2" officeooo:paragraph-rsid="00286172"/>
    </style:style>
    <style:style style:name="P13" style:family="paragraph" style:parent-style-name="Text_20_body">
      <style:text-properties officeooo:rsid="002edeb2" officeooo:paragraph-rsid="00286172"/>
    </style:style>
    <style:style style:name="P14" style:family="paragraph" style:parent-style-name="Text_20_body">
      <style:text-properties officeooo:rsid="002edeb2" officeooo:paragraph-rsid="002edeb2"/>
    </style:style>
    <style:style style:name="P15" style:family="paragraph" style:parent-style-name="Text_20_body">
      <style:text-properties officeooo:rsid="0032fab2" officeooo:paragraph-rsid="0032fab2"/>
    </style:style>
    <style:style style:name="P16" style:family="paragraph" style:parent-style-name="Text_20_body">
      <style:text-properties officeooo:rsid="00349fbe" officeooo:paragraph-rsid="00349fbe"/>
    </style:style>
    <style:style style:name="T1" style:family="text">
      <style:text-properties fo:font-variant="normal" fo:text-transform="none" fo:color="#1155cc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Helvetica" fo:font-size="10.5pt" fo:letter-spacing="normal" fo:font-style="normal" fo:font-weight="normal"/>
    </style:style>
    <style:style style:name="T3" style:family="text">
      <style:text-properties officeooo:rsid="00286172"/>
    </style:style>
    <style:style style:name="T4" style:family="text">
      <style:text-properties officeooo:rsid="002cfbf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a xlink:type="simple" xlink:href="http://vtapp.vinsol.com/tasks/316?user_id=99" office:target-frame-name="_blank" xlink:show="new"><text:span text:style-name="T1">Exercise 4: Back up and restore</text:span></text:a><text:span text:style-name="T2">Take back up of the db you created for practice/exercise and send it to me.Now create a new database named "restored" and restore that backup into this DB.</text:span></text:p>
      <text:p text:style-name="P15"/>
      <text:p text:style-name="P15"><text:span text:style-name="T2">daniel-tech@wilson-HP-250-G1-Notebook-PC:~$ mysqldump -h localhost -u root -p exercises &gt; exercises_backup.sql</text:span></text:p>
      <text:p text:style-name="P15"><text:span text:style-name="T2">Enter password: </text:span></text:p>
      <text:p text:style-name="P15"><text:span text:style-name="T2">daniel-tech@wilson-HP-250-G1-Notebook-PC:~$ </text:span></text:p>
      <text:p text:style-name="P15"/>
      <text:p text:style-name="P15"/>
      <text:p text:style-name="P16"><text:span text:style-name="T2">daniel-tech@wilson-HP-250-G1-Notebook-PC:~$ mysql -h localhost -u root -p restored &lt; exercises_backup.sqlEnter password: </text:span></text:p>
      <text:p text:style-name="P16"><text:span text:style-name="T2"/></text:p>
      <text:p text:style-name="P16"><text:span text:style-name="T2">mysql&gt; USE restored;</text:span></text:p>
      <text:p text:style-name="P16"><text:span text:style-name="T2">Reading table information for completion of table and column names</text:span></text:p>
      <text:p text:style-name="P16"><text:span text:style-name="T2">You can turn off this feature to get a quicker startup with -A</text:span></text:p>
      <text:p text:style-name="P16"><text:span text:style-name="T2"></text:span></text:p>
      <text:p text:style-name="P16"><text:span text:style-name="T2">Database changed</text:span></text:p>
      <text:p text:style-name="P16"><text:span text:style-name="T2">mysql&gt; SHOW TABLES;</text:span></text:p>
      <text:p text:style-name="P16"><text:span text:style-name="T2">+--------------------+</text:span></text:p>
      <text:p text:style-name="P16"><text:span text:style-name="T2">| Tables_in_restored |</text:span></text:p>
      <text:p text:style-name="P16"><text:span text:style-name="T2">+--------------------+</text:span></text:p>
      <text:p text:style-name="P16"><text:span text:style-name="T2">| testing_table <text:s text:c="5"/>|</text:span></text:p>
      <text:p text:style-name="P16"><text:span text:style-name="T2">+--------------------+</text:span></text:p>
      <text:p text:style-name="P16"><text:span text:style-name="T2">1 row in set (0.00 sec)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8:43:01.740583387</meta:creation-date>
    <dc:date>2015-09-27T01:53:53.150858633</dc:date>
    <meta:editing-duration>PT16H55M32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106" meta:character-count="808" meta:non-whitespace-character-count="698"/>
  </office:meta>
</office:document-meta>
</file>